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P1" style:family="paragraph">
      <style:paragraph-properties fo:text-align="start"/>
      <style:text-properties style:text-line-through-style="none" fo:font-family="'Liberation Sans'" style:font-family-generic="swiss" style:font-pitch="variable" fo:font-size="12pt" fo:font-style="normal" style:text-underline-style="none" fo:font-weight="normal"/>
    </style:style>
  </office:automatic-styles>
  <office:body>
    <office:drawing>
      <draw:page draw:name="page1" draw:style-name="dp1" draw:master-page-name="Predeterminado">
        <office:forms form:automatic-focus="false" form:apply-design-mode="false">
          <form:form form:name="Formulario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text form:name="gName" form:control-implementation="ooo:com.sun.star.form.component.TextField" xml:id="control1" form:id="control1" form:convert-empty-to-null="true">
              <form:properties>
                <form:property form:property-name="DefaultControl" office:value-type="string" office:string-value="com.sun.star.form.control.TextField"/>
              </form:properties>
            </form:text>
            <form:text form:name="gAbrList" form:control-implementation="ooo:com.sun.star.form.component.TextField" xml:id="control2" form:id="control2" form:convert-empty-to-null="true">
              <form:properties>
                <form:property form:property-name="DefaultControl" office:value-type="string" office:string-value="com.sun.star.form.control.TextField"/>
              </form:properties>
            </form:text>
            <form:text form:name="projectId" form:control-implementation="ooo:com.sun.star.form.component.TextField" xml:id="control3" form:id="control3" form:convert-empty-to-null="true">
              <form:properties>
                <form:property form:property-name="DefaultControl" office:value-type="string" office:string-value="com.sun.star.form.control.TextField"/>
              </form:properties>
            </form:text>
            <form:text form:name="gId" form:control-implementation="ooo:com.sun.star.form.component.TextField" xml:id="control4" form:id="control4" form:convert-empty-to-null="true">
              <form:properties>
                <form:property form:property-name="DefaultControl" office:value-type="string" office:string-value="com.sun.star.form.control.TextField"/>
              </form:properties>
            </form:text>
            <form:text form:name="gNews" form:control-implementation="ooo:com.sun.star.form.component.TextField" xml:id="control5" form:id="control5" form:convert-empty-to-null="true">
              <form:properties>
                <form:property form:property-name="DefaultControl" office:value-type="string" office:string-value="com.sun.star.form.control.TextField"/>
              </form:properties>
            </form:text>
            <form:text form:name="gDocGen" form:control-implementation="ooo:com.sun.star.form.component.TextField" xml:id="control6" form:id="control6" form:convert-empty-to-null="true">
              <form:properties>
                <form:property form:property-name="DefaultControl" office:value-type="string" office:string-value="com.sun.star.form.control.TextField"/>
              </form:properties>
            </form:text>
            <form:text form:name="gDomain" form:control-implementation="ooo:com.sun.star.form.component.TextField" xml:id="control7" form:id="control7" form:convert-empty-to-null="true">
              <form:properties>
                <form:property form:property-name="DefaultControl" office:value-type="string" office:string-value="com.sun.star.form.control.TextField"/>
              </form:properties>
            </form:text>
            <form:text form:name="gDesignDate" form:control-implementation="ooo:com.sun.star.form.component.TextField" xml:id="control8" form:id="control8" form:convert-empty-to-null="true">
              <form:properties>
                <form:property form:property-name="DefaultControl" office:value-type="string" office:string-value="com.sun.star.form.control.TextField"/>
              </form:properties>
            </form:text>
            <form:text form:name="gBgColor" form:control-implementation="ooo:com.sun.star.form.component.TextField" xml:id="control9" form:id="control9" form:convert-empty-to-null="true">
              <form:properties>
                <form:property form:property-name="DefaultControl" office:value-type="string" office:string-value="com.sun.star.form.control.TextField"/>
              </form:properties>
            </form:text>
            <form:text form:name="gAuthor" form:control-implementation="ooo:com.sun.star.form.component.TextField" xml:id="control10" form:id="control10" form:convert-empty-to-null="true">
              <form:properties>
                <form:property form:property-name="DefaultControl" office:value-type="string" office:string-value="com.sun.star.form.control.TextField"/>
              </form:properties>
            </form:text>
            <form:text form:name="gApprobNames" form:control-implementation="ooo:com.sun.star.form.component.TextField" xml:id="control11" form:id="control11" form:convert-empty-to-null="true">
              <form:properties>
                <form:property form:property-name="DefaultControl" office:value-type="string" office:string-value="com.sun.star.form.control.TextField"/>
              </form:properties>
            </form:text>
          </form:form>
        </office:forms>
        <draw:control draw:style-name="standard" draw:text-style-name="P1" draw:layer="layout" svg:width="13cm" svg:height="1cm" svg:x="4.5cm" svg:y="7.5cm" draw:control="control1"/>
        <draw:control draw:style-name="standard" draw:text-style-name="P1" draw:layer="layout" svg:width="13cm" svg:height="1cm" svg:x="4.5cm" svg:y="10.5cm" draw:control="control2"/>
        <draw:control draw:style-name="standard" draw:text-style-name="P1" draw:layer="layout" svg:width="13cm" svg:height="1cm" svg:x="4.5cm" svg:y="9cm" draw:control="control3"/>
        <draw:control draw:style-name="standard" draw:text-style-name="P1" draw:layer="layout" svg:width="13cm" svg:height="1cm" svg:x="4.5cm" svg:y="22.5cm" draw:control="control4"/>
        <draw:control draw:style-name="standard" draw:text-style-name="P1" draw:layer="layout" svg:width="13cm" svg:height="1cm" svg:x="4.5cm" svg:y="21cm" draw:control="control5"/>
        <draw:control draw:style-name="standard" draw:text-style-name="P1" draw:layer="layout" svg:width="13cm" svg:height="1cm" svg:x="4.5cm" svg:y="19.5cm" draw:control="control6"/>
        <draw:control draw:style-name="standard" draw:text-style-name="P1" draw:layer="layout" svg:width="13cm" svg:height="1cm" svg:x="4.5cm" svg:y="18cm" draw:control="control7"/>
        <draw:control draw:style-name="standard" draw:text-style-name="P1" draw:layer="layout" svg:width="13cm" svg:height="1cm" svg:x="4.5cm" svg:y="16.5cm" draw:control="control8"/>
        <draw:control draw:style-name="standard" draw:text-style-name="P1" draw:layer="layout" svg:width="13cm" svg:height="1cm" svg:x="4.5cm" svg:y="15cm" draw:control="control9"/>
        <draw:control draw:style-name="standard" draw:text-style-name="P1" draw:layer="layout" svg:width="13cm" svg:height="1cm" svg:x="4.5cm" svg:y="13.5cm" draw:control="control10"/>
        <draw:control draw:style-name="standard" draw:text-style-name="P1" draw:layer="layout" svg:width="13cm" svg:height="1cm" svg:x="4.5cm" svg:y="12cm" draw:control="control11"/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s" fo:country="ES" style:font-family-asian="'DejaVu Sans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xavi </meta:initial-creator>
    <meta:creation-date>2011-11-08T18:29:21</meta:creation-date>
    <dc:date>2011-11-08T19:21:06</dc:date>
    <dc:creator>xavi </dc:creator>
    <meta:editing-duration>PT36M34S</meta:editing-duration>
    <meta:editing-cycles>2</meta:editing-cycles>
    <meta:generator>LibreOffice/3.3$Unix LibreOffice_project/330m19$Build-401</meta:generator>
    <meta:document-statistic meta:object-count="11"/>
  </office:meta>
</office:document-meta>
</file>